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 I never would have though that the
Heavenly Maidens of legend truly existed...”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n any case, my new recruit has caused you
a world of troub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would like to express my gratitude once
more.”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There's no reason to refuse entry to
a group of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'll remove the blockade at once.”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“thank you”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“Power of the
Angels”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old your horses, Viola! Halt...!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grief, she just won't sit still. I've had it
up to here with her antics...”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“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,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we should take anything we can get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Invaluableness”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you insist, I'll take i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“potential
to develop the Power of the Angels”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